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2" svg:font-family="'JetBrains Mono'" style:font-family-generic="modern" style:font-pitch="variable"/>
    <style:font-face style:name="Lucida Sans2" svg:font-family="'Lucida Sans'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1" style:font-size-complex="16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letter-kerning="true" style:font-name-asian="Lucida Sans" style:font-size-asian="10pt" style:font-style-asian="normal" style:font-weight-asian="normal" style:font-name-complex="Lucida Sans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cc7832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0pt" style:font-size-asian="10pt" style:font-size-complex="10pt"/>
    </style:style>
    <style:style style:name="P13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4" style:family="paragraph" style:parent-style-name="Standard">
      <style:paragraph-properties>
        <style:tab-stops>
          <style:tab-stop style:position="5.316cm"/>
        </style:tab-stops>
      </style:paragraph-properties>
    </style:style>
    <style:style style:name="P15" style:family="paragraph" style:parent-style-name="Standard">
      <style:text-properties fo:color="#6897bb" style:font-name="Times New Roman"/>
    </style:style>
    <style:style style:name="P16" style:family="paragraph" style:parent-style-name="Standard">
      <style:text-properties fo:color="#a9b7c6" style:font-name="Times New Roman"/>
    </style:style>
    <style:style style:name="P17" style:family="paragraph" style:parent-style-name="Preformatted_20_Text">
      <style:text-properties fo:color="#a9b7c6" style:font-name="JetBrains Mono1"/>
    </style:style>
    <style:style style:name="P18" style:family="paragraph" style:parent-style-name="Preformatted_20_Text">
      <style:text-properties fo:color="#a9b7c6" style:font-name="JetBrains Mono1" fo:font-size="10pt" style:font-size-asian="10pt" style:font-size-complex="10pt"/>
    </style:style>
    <style:style style:name="P19" style:family="paragraph" style:parent-style-name="Standard">
      <style:paragraph-properties fo:background-color="#ffffff">
        <style:background-image/>
      </style:paragraph-properties>
    </style:style>
    <style:style style:name="P20" style:family="paragraph" style:parent-style-name="Preformatted_20_Text">
      <style:paragraph-properties fo:background-color="#ffffff">
        <style:background-image/>
      </style:paragraph-properties>
      <style:text-properties fo:color="#a9b7c6"/>
    </style:style>
    <style:style style:name="P21" style:family="paragraph" style:parent-style-name="Preformatted_20_Text">
      <style:paragraph-properties fo:background-color="#ffffff">
        <style:background-image/>
      </style:paragraph-properties>
      <style:text-properties fo:color="#a9b7c6" style:font-name="Times New Roman" fo:font-size="10pt" style:font-size-asian="10pt" style:font-size-complex="10pt"/>
    </style:style>
    <style:style style:name="P22" style:family="paragraph" style:parent-style-name="Preformatted_20_Text">
      <style:paragraph-properties fo:background-color="#ffffff">
        <style:background-image/>
      </style:paragraph-properties>
      <style:text-properties fo:color="#a9b7c6" style:font-name="JetBrains Mono1"/>
    </style:style>
    <style:style style:name="P23" style:family="paragraph" style:parent-style-name="Preformatted_20_Text">
      <style:paragraph-properties fo:background-color="#ffffff">
        <style:background-image/>
      </style:paragraph-properties>
      <style:text-properties fo:color="#cc7832" style:font-name="JetBrains Mono1"/>
    </style:style>
    <style:style style:name="P24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/>
    </style:style>
    <style:style style:name="P25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Times New Roman" fo:font-size="10pt" style:font-size-asian="10pt" style:font-size-complex="10pt"/>
    </style:style>
    <style:style style:name="P2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a9b7c6" style:font-name="JetBrains Mono1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break-before="page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 style:text-autospace="none"/>
    </style:style>
    <style:style style:name="P32" style:family="paragraph">
      <style:paragraph-properties fo:margin-left="0cm" fo:margin-right="0cm" fo:margin-top="0cm" fo:margin-bottom="0cm" fo:line-height="100%" fo:text-indent="0cm" style:text-autospace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1" style:font-size-complex="10pt" style:font-style-complex="italic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c7832"/>
    </style:style>
    <style:style style:name="T2" style:family="text">
      <style:text-properties fo:color="#cc7832" style:font-name="JetBrains Mono1"/>
    </style:style>
    <style:style style:name="T3" style:family="text">
      <style:text-properties fo:color="#8888c6"/>
    </style:style>
    <style:style style:name="T4" style:family="text">
      <style:text-properties fo:color="#a9b7c6"/>
    </style:style>
    <style:style style:name="T5" style:family="text">
      <style:text-properties fo:color="#6a8759"/>
    </style:style>
    <style:style style:name="T6" style:family="text">
      <style:text-properties fo:color="#ffc66d"/>
    </style:style>
    <style:style style:name="T7" style:family="text">
      <style:text-properties fo:color="#6897bb"/>
    </style:style>
    <style:style style:name="T8" style:family="text">
      <style:text-properties fo:color="#6897bb" style:font-name="JetBrains Mono1"/>
    </style:style>
    <style:style style:name="T9" style:family="text">
      <style:text-properties style:font-name="JetBrains Mono1"/>
    </style:style>
    <style:style style:name="T10" style:family="text">
      <style:text-properties style:use-window-font-color="true" style:text-outline="false" style:text-line-through-style="none" style:font-name="Arial1" fo:font-size="25pt" fo:font-style="normal" fo:text-shadow="none" style:text-underline-style="none" fo:font-weight="normal" style:letter-kerning="true" style:font-name-asian="Microsoft YaHei" style:font-size-asian="25pt" style:font-style-asian="normal" style:font-weight-asian="normal" style:font-name-complex="Lucida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c7832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a9b7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6897bb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6a8759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8888c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aa4926" style:text-outline="false" style:text-line-through-styl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44cm" fo:min-width="15.97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3.45cm" fo:min-width="0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304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4.955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94cm" fo:min-width="13.764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3.011cm" fo:min-width="14.79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7">Lösungsidee<text:tab/>2</text:p>
          <text:p text:style-name="P27">Umsetzung<text:tab/>3</text:p>
          <text:p text:style-name="P27">Beispiel<text:tab/>8</text:p>
          <text:p text:style-name="P27">Quellcode<text:tab/>9</text:p>
        </text:index-body>
      </text:table-of-content>
      <text:h text:style-name="Heading_20_1" text:outline-level="1"><draw:frame text:anchor-type="paragraph" draw:z-index="0" draw:style-name="gr1" draw:text-style-name="P30" svg:width="16.474cm" svg:height="3.296cm" svg:x="0.194cm" svg:y="3.614cm"><draw:text-box><text:p text:style-name="P29"><text:span text:style-name="T10">Junioraufgabe1 :Reimerei</text:span></text:p><text:p text:style-name="P29"><text:span text:style-name="T10"/></text:p><text:p text:style-name="P29"><text:span text:style-name="T10">Von Richard Guo, 2022</text:span></text:p></draw:text-box></draw:frame></text:h>
      <text:h text:style-name="P28" text:outline-level="1">Lösungsidee</text:h>
      <text:p text:style-name="Standard">Die Idee ist mit String Bearbeitungen(Python) zu checken ob sich Wörter reimen.</text:p>
      <text:p text:style-name="Standard">Dabei werden Teile von den jeweiligen Wörter genommen und mit andere Wörter verglichen.</text:p>
      <text:p text:style-name="Standard">Folgende Sachen müssen dabei beachtet werden:</text:p>
      <text:p text:style-name="Standard"/>
      <text:p text:style-name="Standard">1)Was ist ein Reim?Das heißt das Programm muss wissen was überhaupt ein Reim ist.</text:p>
      <text:p text:style-name="Standard"/>
      <text:p text:style-name="Standard">2)Jedes Wort mit jedes Wort zu vergleichen.Hier gibt es unterschiedliche Möglichkeiten.</text:p>
      <text:p text:style-name="Standard">Doch nach meiner Meinung nach ist strukturiert immer am besten.(Es ist nur meine Meinung).</text:p>
      <text:p text:style-name="Standard"/>
      <text:p text:style-name="Standard"><text:s/>Außerdem besteht die Regel 1 eigentlich aus mehreren Regeln.</text:p>
      <text:p text:style-name="Standard"><text:s/>Nämlich:</text:p>
      <text:p text:style-name="Standard"><text:s/>Sie haben dieselbe maßgebliche Vokalgruppe,nach der</text:p>
      <text:p text:style-name="Standard"><text:s/>maßgeblichen Vokalgruppe enthalten beide Wörter</text:p>
      <text:p text:style-name="Standard"><text:s/>dieselben Buchstaben in derselben Reihenfolge.</text:p>
      <text:p text:style-name="Standard"/>
      <text:p text:style-name="Standard"><text:s/>Außerdem noch dass die letzter Buchstabe der beiden Wörter gleich ist.</text:p>
      <text:p text:style-name="Standard"/>
      <text:p text:style-name="Standard"><text:s/></text:p>
      <text:p text:style-name="Standard"><text:s/>Das heißt der wichtigster Teil hier von einen Wort in Regel 1</text:p>
      <text:p text:style-name="Standard"><text:s/>Ist nur von der maßgebliche Vokalgruppe(maßgebliche Vokalgruppe beihaltet) </text:p>
      <text:p text:style-name="Standard"><text:s/>Bis zur Ende des Wortes wichtig(letzter Buchstabe auch beinhaltet).</text:p>
      <text:p text:style-name="Standard"><text:s/>Dann kontrolliert man ob alle Buchstaben gleich sind.</text:p>
      <text:p text:style-name="Standard"><text:s/>Doch wegen eines Bugs die ich nicht finden konnte habe ich nochmal</text:p>
      <text:p text:style-name="Standard"><text:s/>hinzugefügt,dass die maßgebliche Vokalgruppe nochmal kontrolliert wird.</text:p>
      <text:p text:style-name="P1"><text:s text:c="2"/></text:p>
      <text:p text:style-name="P3"/>
      <text:p text:style-name="P3"/>
      <text:p text:style-name="P3"/>
      <text:p text:style-name="P3"/>
      <text:p text:style-name="P3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8" text:outline-level="1">Umsetzung</text:h>
      <text:p text:style-name="Standard">Ich habe meinen Programm in der Programmiersprache Python Version 3.9 geschrieben.</text:p>
      <text:p text:style-name="Standard">Das Programm muss nicht in vorherige Versionen funktionieren.</text:p>
      <text:p text:style-name="Standard">Die Wörter die sich dann reimen wird dann ausgegeben.</text:p>
      <text:p text:style-name="Standard"/>
      <text:p text:style-name="Standard">Als erstes wurde die Beispieldatei/Beispieleingaben heruntergeladen und der Encoder </text:p>
      <text:p text:style-name="Standard">Ist UTF-8.</text:p>
      <text:p text:style-name="Standard">Dieser Datei wurde dann mit eine for-schleife durchgegangen und zu eine Wörterliste hinzugefügt.</text:p>
      <text:p text:style-name="Standard">Jedes mal beim Hinzufügen musste dann noch mal die Leerzeichen vor und hinter den </text:p>
      <text:p text:style-name="Standard">Wort entfernt werden mit .strip().</text:p>
      <text:p text:style-name="Standard"><draw:frame text:anchor-type="paragraph" draw:z-index="3" draw:style-name="gr4" draw:text-style-name="P32" svg:width="15.299cm" svg:height="5.206cm" svg:x="0.316cm" svg:y="0.286cm"><draw:text-box><text:p text:style-name="P31"><text:span text:style-name="T11">with </text:span><text:span text:style-name="T15">open</text:span><text:span text:style-name="T12">(</text:span><text:span text:style-name="T14">"woerterListe1.txt"</text:span><text:span text:style-name="T11">,</text:span><text:span text:style-name="T16">encoding</text:span><text:span text:style-name="T12">=</text:span><text:span text:style-name="T14">"utf8"</text:span><text:span text:style-name="T12">) </text:span><text:span text:style-name="T11">as </text:span><text:span text:style-name="T12">file:</text:span><text:span text:style-name="T12"><text:line-break/></text:span><text:span text:style-name="T12"> <text:s text:c="3"/></text:span><text:span text:style-name="T11">for </text:span><text:span text:style-name="T12">line </text:span><text:span text:style-name="T11">in </text:span><text:span text:style-name="T12">file:</text:span><text:span text:style-name="T12"><text:line-break/></text:span><text:span text:style-name="T12"> <text:s text:c="7"/>woerterListe.append(line.strip())</text:span><text:span text:style-name="T12"><text:line-break/></text:span><text:span text:style-name="T15">print</text:span><text:span text:style-name="T12">(woerterListe)</text:span><text:span text:style-name="T12"><text:line-break/></text:span><text:span text:style-name="T11">for </text:span><text:span text:style-name="T12">oneword </text:span><text:span text:style-name="T11">in </text:span><text:span text:style-name="T12">woerterListe:</text:span><text:span text:style-name="T12"><text:line-break/></text:span><text:span text:style-name="T12"> <text:s text:c="3"/></text:span><text:span text:style-name="T11">for </text:span><text:span text:style-name="T12">anotherWord </text:span><text:span text:style-name="T11">in </text:span><text:span text:style-name="T12">woerterListe:</text:span><text:span text:style-name="T12"><text:line-break/></text:span><text:span text:style-name="T12"> <text:s text:c="7"/></text:span><text:span text:style-name="T11">if </text:span><text:span text:style-name="T12">oneword == anotherWord:</text:span><text:span text:style-name="T12"><text:line-break/></text:span><text:span text:style-name="T12"> <text:s text:c="11"/></text:span><text:span text:style-name="T11">continue</text:span><text:span text:style-name="T11"><text:line-break/></text:span><text:span text:style-name="T11"> <text:s text:c="7"/></text:span><text:span text:style-name="T12">ifReim = checkifReim(oneword</text:span><text:span text:style-name="T11">,</text:span><text:span text:style-name="T12">anotherWord)</text:span><text:span text:style-name="T12"><text:line-break/></text:span><text:span text:style-name="T12"> <text:s text:c="7"/></text:span><text:span text:style-name="T11">if </text:span><text:span text:style-name="T12">ifReim == </text:span><text:span text:style-name="T11">True</text:span><text:span text:style-name="T12">:</text:span><text:span text:style-name="T12"><text:line-break/></text:span><text:span text:style-name="T12"> <text:s text:c="11"/></text:span><text:span text:style-name="T15">print</text:span><text:span text:style-name="T12">(oneword + </text:span><text:span text:style-name="T14">" und " </text:span><text:span text:style-name="T12">+ anotherWord + </text:span><text:span text:style-name="T14">" reimen sich."</text:span><text:span text:style-name="T12">)</text:span><text:span text:style-name="T12"><text:line-break/></text:span><text:span text:style-name="T12"/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anach wird eine Funktion geschrieben(checkifReim) und dieser hat zwei </text:p>
      <text:p text:style-name="Standard">Eingaben.Wort1 und Wort2:</text:p>
      <text:p text:style-name="P6"><text:span text:style-name="T1">def </text:span><text:span text:style-name="T6">checkifReim</text:span><text:span text:style-name="T4">(wort1</text:span><text:span text:style-name="T1">,</text:span><text:span text:style-name="T4">wort2):</text:span></text:p>
      <text:p text:style-name="P5"/>
      <text:p text:style-name="Standard">Danach werden ein paar Variable in der Funktion definiert.</text:p>
      <text:p text:style-name="Standard">IfReim dient dazu am Ende auszugegeben ob wort1 und wort2 sich reimen:</text:p>
      <text:p text:style-name="P6"><text:span text:style-name="T4">ifReim = </text:span><text:span text:style-name="T1">True</text:span></text:p>
      <text:p text:style-name="P4"/>
      <text:p text:style-name="Standard">Danach werden noch 2 Variablen definiert.Dieser dienen dazu um die</text:p>
      <text:p text:style-name="Standard">Vokalen aus den jeweiligen Wörter zu speichern:</text:p>
      <text:p text:style-name="P7">vokaleausWort1 = vokaelauseinenWort(wort1)</text:p>
      <text:p text:style-name="P7">vokaleausWort2 = vokaelauseinenWort(wort2)</text:p>
      <text:p text:style-name="P3"/>
      <text:p text:style-name="Standard">Wie man sieht wird hier schon wieder eine Funktion benutzt.</text:p>
      <text:p text:style-name="Standard">Diese Funktion sucht sich Vokalengruppen aus einen </text:p>
      <text:p text:style-name="Standard">Wort heraus und dessen Position im Wort und tut das beide in einen </text:p>
      <text:p text:style-name="Standard">String.Dieser kommt dann in eine Liste:vokaleListeFuerWort rein.</text:p>
      <text:p text:style-name="Standard">Das Programm schaut sich das Wort immer von hinten an und wenn ein</text:p>
      <text:p text:style-name="Standard">Doppelvokal kommt dann tauscht die Buchstaben(damit der </text:p>
      <text:p text:style-name="Standard">Doppelvokal wieder in der richtigen Reinfolge wieder ist).</text:p>
      <text:p text:style-name="Standard"/>
      <text:p text:style-name="Standard"/>
      <text:p text:style-name="Standard">Das war jetzt sehr viel Erlärung in der nächsten Folie wird diese</text:p>
      <text:p text:style-name="Standard">Funktion etwas genauer erklärt.</text:p>
      <text:p text:style-name="Standard">Die Funktion hat eine Eingabe:wort</text:p>
      <text:p text:style-name="Standard"/>
      <text:p text:style-name="P6"><text:span text:style-name="T1">def </text:span><text:span text:style-name="T6">vokaelauseinenWort</text:span><text:span text:style-name="T4">(wort):</text:span></text:p>
      <text:p text:style-name="P3"><text:soft-page-break/></text:p>
      <text:p text:style-name="Standard">Zuerst muss man alle einzelne Vokalen in eine Liste reintun.</text:p>
      <text:p text:style-name="Standard">(Nachher wird erklärt warum es unnötig ist die Doppelvokalen in die </text:p>
      <text:p text:style-name="Standard">Liste reinzutun),dabei darf man nicht Großbuchstaben vergessen.</text:p>
      <text:p text:style-name="P8"/>
      <text:p text:style-name="P6"><text:span text:style-name="T4">vokale = [</text:span><text:span text:style-name="T5">"a"</text:span><text:span text:style-name="T1">,</text:span><text:span text:style-name="T5">"e"</text:span><text:span text:style-name="T1">,</text:span><text:span text:style-name="T5">"i"</text:span><text:span text:style-name="T1">,</text:span><text:span text:style-name="T5">"o"</text:span><text:span text:style-name="T1">,</text:span><text:span text:style-name="T5">"u"</text:span><text:span text:style-name="T1">,</text:span><text:span text:style-name="T5">"A"</text:span><text:span text:style-name="T1">,</text:span><text:span text:style-name="T5">"E"</text:span><text:span text:style-name="T1">,</text:span><text:span text:style-name="T5">"I"</text:span><text:span text:style-name="T1">,</text:span><text:span text:style-name="T5">"O"</text:span><text:span text:style-name="T1">,</text:span><text:span text:style-name="T5">"U"</text:span><text:span text:style-name="T1">,</text:span><text:span text:style-name="T5">"ä"</text:span><text:span text:style-name="T1">,</text:span><text:span text:style-name="T5">"ü"</text:span><text:span text:style-name="T1">,</text:span><text:span text:style-name="T5">"ö"</text:span><text:span text:style-name="T1">,</text:span><text:span text:style-name="T5">"Ä"</text:span><text:span text:style-name="T1">,</text:span><text:span text:style-name="T5">"Ü"</text:span><text:span text:style-name="T1">,</text:span><text:span text:style-name="T5">"Ö"</text:span><text:span text:style-name="T4">]</text:span></text:p>
      <text:p text:style-name="P3"/>
      <text:p text:style-name="Standard">Danach gibt es eine for-range schleife,die ein Wort von hinten durchgeht:</text:p>
      <text:p text:style-name="P9"/>
      <text:p text:style-name="P6"><text:span text:style-name="T1">for </text:span><text:span text:style-name="T4">i </text:span><text:span text:style-name="T1">in </text:span><text:span text:style-name="T3">range</text:span><text:span text:style-name="T4">(</text:span><text:span text:style-name="T3">len</text:span><text:span text:style-name="T4">(wort) – </text:span><text:span text:style-name="T7">1</text:span><text:span text:style-name="T1">,</text:span><text:span text:style-name="T4">-</text:span><text:span text:style-name="T7">1</text:span><text:span text:style-name="T1">,</text:span><text:span text:style-name="T4">-</text:span><text:span text:style-name="T7">1</text:span><text:span text:style-name="T4">):</text:span></text:p>
      <text:p text:style-name="P3"/>
      <text:p text:style-name="Standard">Dann wird mit einer for-schleife die Vokale Liste durchgegangen:</text:p>
      <text:p text:style-name="P9"/>
      <text:p text:style-name="P6"><text:span text:style-name="T1">for </text:span><text:span text:style-name="T4">oneVokal </text:span><text:span text:style-name="T1">in </text:span><text:span text:style-name="T4">vokale:</text:span></text:p>
      <text:p text:style-name="P4"/>
      <text:p text:style-name="Standard">Darauf wird kontrolliert ob Wort an Position i ein Vokal hat:</text:p>
      <text:p text:style-name="P9"/>
      <text:p text:style-name="P6"><text:span text:style-name="T1">if </text:span><text:span text:style-name="T4">wort[i] == oneVokal:</text:span></text:p>
      <text:p text:style-name="Standard"/>
      <text:p text:style-name="Standard">Dann wird kontrolliert ob es Doppelvokale im Wort gibt.</text:p>
      <text:p text:style-name="Standard">Denn in diesen Programm gilt: Doppelvokale vor einzelne Vokalen</text:p>
      <text:p text:style-name="Standard">Der Code der Doppelvokale überprüft ist:</text:p>
      <text:p text:style-name="P4"/>
      <text:p text:style-name="P3"><draw:frame text:anchor-type="paragraph" draw:z-index="1" draw:style-name="gr2" draw:text-style-name="P32" svg:width="14.456cm" svg:height="13.701cm" svg:x="0.646cm" svg:y="0.051cm"><draw:text-box><text:p text:style-name="P31"><text:span text:style-name="T11">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i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i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ä" </text:span><text:span text:style-name="T11">or </text:span><text:span text:style-name="T12">wort[i - </text:span><text:span text:style-name="T13">1</text:span><text:span text:style-name="T12">] == </text:span><text:span text:style-name="T14">"Ä" </text:span><text:span text:style-name="T11">and </text:span><text:span text:style-name="T12">wort[i] == </text:span><text:span text:style-name="T14">"u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i" </text:span><text:span text:style-name="T11">or </text:span><text:span text:style-name="T12">wort[i - </text:span><text:span text:style-name="T13">1</text:span><text:span text:style-name="T12">] == </text:span><text:span text:style-name="T14">"I" </text:span><text:span text:style-name="T11">and </text:span><text:span text:style-name="T12">wort[i] == </text:span><text:span text:style-name="T14">"e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e" </text:span><text:span text:style-name="T11">or </text:span><text:span text:style-name="T12">wort[i - </text:span><text:span text:style-name="T13">1</text:span><text:span text:style-name="T12">] == </text:span><text:span text:style-name="T14">"E" </text:span><text:span text:style-name="T11">and </text:span><text:span text:style-name="T12">wort[i] == </text:span><text:span text:style-name="T14">"e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a" </text:span><text:span text:style-name="T11">or </text:span><text:span text:style-name="T12">wort[i - </text:span><text:span text:style-name="T13">1</text:span><text:span text:style-name="T12">] == </text:span><text:span text:style-name="T14">"A" </text:span><text:span text:style-name="T11">and </text:span><text:span text:style-name="T12">wort[i] == </text:span><text:span text:style-name="T14">"a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1">elif </text:span><text:span text:style-name="T12">wort[i - </text:span><text:span text:style-name="T13">1</text:span><text:span text:style-name="T12">] == </text:span><text:span text:style-name="T14">"o" </text:span><text:span text:style-name="T11">or </text:span><text:span text:style-name="T12">wort[i - </text:span><text:span text:style-name="T13">1</text:span><text:span text:style-name="T12">] == </text:span><text:span text:style-name="T14">"O" </text:span><text:span text:style-name="T11">and </text:span><text:span text:style-name="T12">wort[i] == </text:span><text:span text:style-name="T14">"o"</text:span><text:span text:style-name="T12">:</text:span><text:span text:style-name="T12"><text:line-break/></text:span><text:span text:style-name="T12"> <text:s text:c="3"/>vokaleListeFuerWort.append(wort[i - </text:span><text:span text:style-name="T13">1</text:span><text:span text:style-name="T12">] + 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/></text:p></draw:text-box></draw:frame></text:p>
      <text:p text:style-name="P3"/>
      <text:p text:style-name="P3"/>
      <text:p text:style-name="P3"/>
      <text:p text:style-name="P3"/>
      <text:p text:style-name="P3"/>
      <text:p text:style-name="P2"><text:s/></text:p>
      <text:p text:style-name="P3"/>
      <text:p text:style-name="P3"/>
      <text:p text:style-name="P3"/>
      <text:p text:style-name="P3"/>
      <text:p text:style-name="P3"/>
      <text:p text:style-name="P3"/>
      <text:p text:style-name="P10">Wie vorher gesagt wurde gilt Doppelvokale vor einzelne Vokal,aber dann gab es ein</text:p>
      <text:p text:style-name="Standard">Problem.Der Programm musste wissen,ob hinter den einzelnen Vokal doch noch ein andere</text:p>
      <text:p text:style-name="Standard">Vokal ist.</text:p>
      <text:p text:style-name="Standard">z.B arche-no-ah bei diesen Wort sind oa zusammen aber dennoch sind diese einzelne </text:p>
      <text:p text:style-name="Standard">Vokalen weil die nicht in eine Silbe sind.</text:p>
      <text:p text:style-name="Standard">Deswegen überprüft der Programm immer ob hinter den Vokal i,u oder e ist.</text:p>
      <text:p text:style-name="Standard">Falls ja dann überspringt das Programm den Vokal.</text:p>
      <text:p text:style-name="P3"><draw:frame text:anchor-type="paragraph" draw:z-index="2" draw:style-name="gr3" draw:text-style-name="P32" svg:width="15.299cm" svg:height="3.555cm" svg:x="0.46cm" svg:y="0.517cm"><draw:text-box><text:p text:style-name="P31"><text:span text:style-name="T11">else</text:span><text:span text:style-name="T12">:</text:span><text:span text:style-name="T12"><text:line-break/></text:span><text:span text:style-name="T12"><text:line-break/></text:span><text:span text:style-name="T12"> <text:s text:c="3"/></text:span><text:span text:style-name="T11">if </text:span><text:span text:style-name="T12">i + </text:span><text:span text:style-name="T13">1 </text:span><text:span text:style-name="T12">&lt; </text:span><text:span text:style-name="T15">len</text:span><text:span text:style-name="T12">(wort):</text:span><text:span text:style-name="T12"><text:line-break/></text:span><text:span text:style-name="T12"> <text:s text:c="7"/></text:span><text:span text:style-name="T11">if </text:span><text:span text:style-name="T12">wort[i + </text:span><text:span text:style-name="T13">1</text:span><text:span text:style-name="T12">] != </text:span><text:span text:style-name="T14">"u" </text:span><text:span text:style-name="T11">and </text:span><text:span text:style-name="T12">wort[i + </text:span><text:span text:style-name="T13">1</text:span><text:span text:style-name="T12">] != </text:span><text:span text:style-name="T14">"i" </text:span><text:span text:style-name="T11">and </text:span><text:span text:style-name="T12">wort[i + </text:span><text:span text:style-name="T13">1</text:span><text:span text:style-name="T12">] != </text:span><text:span text:style-name="T14">"e"</text:span><text:span text:style-name="T12">:</text:span><text:span text:style-name="T12"><text:line-break/></text:span><text:span text:style-name="T12"> <text:s text:c="11"/>vokaleListeFuerWort.append(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> <text:s text:c="3"/></text:span><text:span text:style-name="T11">if </text:span><text:span text:style-name="T12">wort.endswith(oneVokal) </text:span><text:span text:style-name="T11">and </text:span><text:span text:style-name="T12">wort[-</text:span><text:span text:style-name="T13">2</text:span><text:span text:style-name="T12">] != oneVokal:</text:span><text:span text:style-name="T12"><text:line-break/></text:span><text:span text:style-name="T12"> <text:s text:c="7"/>vokaleListeFuerWort.append(wort[i] + </text:span><text:span text:style-name="T14">" " </text:span><text:span text:style-name="T12">+ </text:span><text:span text:style-name="T15">str</text:span><text:span text:style-name="T12">(i))</text:span><text:span text:style-name="T12"><text:line-break/></text:span><text:span text:style-name="T12"/></text:p></draw:text-box></draw:fra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>Man sieht immer dass der Vokal hinzugefügt wird,aber es wird auch die </text:p>
      <text:p text:style-name="Standard">Position des Vokals hinzugefügt.Dies ist wichtig,weil man wissen muss ab welchen</text:p>
      <text:p text:style-name="Standard">Teil des Wortes(also eingabe in checkifReim) checken muss,ob es mit den jeweiligen anderen</text:p>
      <text:p text:style-name="Standard">Wort gleich sind.</text:p>
      <text:p text:style-name="Standard">Kurz zusammen gefasst heißt es.Das Programm weiß jede Position von Vokalen im einen</text:p>
      <text:p text:style-name="Standard">Wort.Und ein Vokal sieht dann z.B. in der Liste so aus:e 5</text:p>
      <text:p text:style-name="Standard">Das Leerzeichen braucht man um danach mit der .split() Funktion die zwei </text:p>
      <text:p text:style-name="Standard">Informationen auseinander zunehmen und dann in eine Liste zu tun.</text:p>
      <text:p text:style-name="Standard">Diese Liste kommt wieder in eine Liste was es dann zu einer Liste von Liste ergibt.</text:p>
      <text:p text:style-name="Standard"/>
      <text:p text:style-name="Standard">Wie die Liste von Liste erstellt wird:</text:p>
      <text:p text:style-name="Standard"><draw:frame text:anchor-type="paragraph" draw:z-index="5" draw:style-name="gr6" draw:text-style-name="P32" svg:width="15.299cm" svg:height="3.262cm" svg:x="0.026cm" svg:y="0.101cm"><draw:text-box><text:p><text:span text:style-name="T12">splitetdVokaleAusWort1 = []</text:span><text:span text:style-name="T12"><text:line-break/></text:span><text:span text:style-name="T11">for </text:span><text:span text:style-name="T12">oneitem </text:span><text:span text:style-name="T11">in </text:span><text:span text:style-name="T12">vokaleausWort1:</text:span><text:span text:style-name="T12"><text:line-break/></text:span><text:span text:style-name="T12"> <text:s text:c="3"/>splitetdVokaleAusWort1.append(oneitem.split(</text:span><text:span text:style-name="T14">" "</text:span><text:span text:style-name="T12">))</text:span><text:span text:style-name="T12"><text:line-break/></text:span><text:span text:style-name="T12">splitetdVokaleAusWort2 = []</text:span><text:span text:style-name="T12"><text:line-break/></text:span><text:span text:style-name="T11">for </text:span><text:span text:style-name="T12">oneitem </text:span><text:span text:style-name="T11">in </text:span><text:span text:style-name="T12">vokaleausWort2:</text:span><text:span text:style-name="T12"><text:line-break/></text:span><text:span text:style-name="T12"> <text:s text:c="3"/>splitetdVokaleAusWort2.append(oneitem.split(</text:span><text:span text:style-name="T14">" "</text:span><text:span text:style-name="T12">))</text:span></text:p><text:p><text:span text:style-name="T18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" draw:style-name="gr5" draw:text-style-name="P33" svg:width="14.265cm" svg:height="1.045cm" svg:x="0.691cm" svg:y="0.217cm"><draw:text-box><text:p text:style-name="P29"><text:span text:style-name="T17">----------------------------------------Regel1------------------------------------------------</text:span></text:p></draw:text-box></draw:frame></text:p>
      <text:p text:style-name="Standard"/>
      <text:p text:style-name="Standard"/>
      <text:p text:style-name="Standard"/>
      <text:p text:style-name="Standard">Was wichtig hier ist die maßgebliche Vokalgruppe zu finden.</text:p>
      <text:p text:style-name="Standard">Dabei muss man die Regel in zwei Teilen brechen.</text:p>
      <text:p text:style-name="Standard">Erstens:Die Wörter die nur eine Vokalgruppe haben.</text:p>
      <text:p text:style-name="Standard">Zweitens:Die Wörter die mehr als eine Vokalgruppe haben.</text:p>
      <text:p text:style-name="Standard"/>
      <text:p text:style-name="Standard">Zuerst wird kontrolliert ob überhaupt die maßgebliche Vokalgruppe gleich ist von den beiden Wörtern:</text:p>
      <text:p text:style-name="Standard">(Kontrolle bei Wörtern mit eine Vokalgruppe):</text:p>
      <text:p text:style-name="P12"><text:span text:style-name="T1">if </text:span><text:span text:style-name="T3">len</text:span>(vokaleausWort1) == <text:span text:style-name="T7">1 </text:span><text:span text:style-name="T1">and </text:span><text:span text:style-name="T3">len</text:span>(vokaleausWort2) == <text:span text:style-name="T7">1</text:span>:</text:p>
      <text:p text:style-name="P13"><text:s text:c="4"/><text:span text:style-name="T1">if </text:span>splitetdVokaleAusWort1[<text:span text:style-name="T7">0</text:span>][<text:span text:style-name="T7">1</text:span>] != splitetdVokaleAusWort2[<text:span text:style-name="T7">0</text:span>][<text:span text:style-name="T7">1</text:span>]:</text:p>
      <text:p text:style-name="P12"><text:s text:c="8"/>ifReim = <text:span text:style-name="T1">False</text:span></text:p>
      <text:p text:style-name="P12"><text:soft-page-break/><text:span text:style-name="T1"><text:s text:c="8"/></text:span><text:span text:style-name="T1">return </text:span>ifReim</text:p>
      <text:p text:style-name="P12"/>
      <text:p text:style-name="P12">(Kontrolle bei Wörtern über eine Vokalgruppe):</text:p>
      <text:p text:style-name="P12"/>
      <text:p text:style-name="P18"><text:span text:style-name="T1">elif </text:span><text:span text:style-name="T3">len</text:span>(vokaleausWort1) &gt; <text:span text:style-name="T7">1 </text:span><text:span text:style-name="T1">and </text:span><text:span text:style-name="T3">len</text:span>(vokaleausWort2) &gt; <text:span text:style-name="T7">1</text:span>:</text:p>
      <text:p text:style-name="P12"><text:s text:c="4"/><text:span text:style-name="T1">if </text:span>splitetdVokaleAusWort1[<text:span text:style-name="T7">1</text:span>][<text:span text:style-name="T7">0</text:span>] != splitetdVokaleAusWort2[<text:span text:style-name="T7">1</text:span>][<text:span text:style-name="T7">0</text:span>]:</text:p>
      <text:p text:style-name="P21"><text:s text:c="8"/>ifReim = <text:span text:style-name="T1">False</text:span></text:p>
      <text:p text:style-name="P25"><text:span text:style-name="T1"><text:s text:c="8"/></text:span><text:span text:style-name="T1">return </text:span>ifReim</text:p>
      <text:p text:style-name="P12"/>
      <text:p text:style-name="Standard">Falls die maßgebliche Vokalgruppe gleich ist,vergleicht das Programm ob hinter der maßgebliche </text:p>
      <text:p text:style-name="Standard">Vokalgruppe alle Buchstabe gleich sind und ob die Buchstaben in derselben Reihenfolge stehen:</text:p>
      <text:p text:style-name="P23"/>
      <text:p text:style-name="P22"><text:span text:style-name="T1">for </text:span>i <text:span text:style-name="T1">in </text:span><text:span text:style-name="T3">range</text:span>(<text:span text:style-name="T3">int</text:span>(splitetdVokaleAusWort1[<text:span text:style-name="T7">0</text:span>][<text:span text:style-name="T7">1</text:span>])<text:span text:style-name="T1">,</text:span><text:span text:style-name="T3">len</text:span>(wort1) - <text:span text:style-name="T7">1</text:span>):</text:p>
      <text:p text:style-name="P20"><text:s text:c="4"/><text:span text:style-name="T2">if </text:span><text:span text:style-name="T9">wort1[i] != wort2[i]:</text:span></text:p>
      <text:p text:style-name="P20"><text:s text:c="8"/><text:span text:style-name="T9">ifReim = </text:span><text:span text:style-name="T2">False</text:span></text:p>
      <text:p text:style-name="P24"><text:span text:style-name="T1"><text:s text:c="8"/></text:span><text:span text:style-name="T2">return </text:span><text:span text:style-name="T9">ifReim</text:span></text:p>
      <text:p text:style-name="P19"/>
      <text:p text:style-name="Standard">-------------------------------------Regel2---------------------------------------------------------------------------</text:p>
      <text:p text:style-name="Standard">Nach meinen Verständnis habe ich verstanden,dass jedes Wort zu 50% gleiche Buchstaben haben muss wie andere,weil es steht zwar „In jedem der beiden Wörter enthält die maßgebliche Vokalgruppe und was ihr folgt mindestens die Hälfte der Buchstaben „ aber das würde bedeuten,dass Regel 1 keinen Sinn machen würde,weil es steht in Regel 1 „nach der maßgeblichen Vokalgruppe enthalten beide Wörter dieselben Buchstaben in derselben Reihenfolge.“ .</text:p>
      <text:p text:style-name="Standard">Das heißt nach meinen Verständnis,dass sich Regel 1 und Regel 2 auf die Buchstaben hinter die</text:p>
      <text:p text:style-name="Standard">maßgebliche Vokalgruppe bezieht.</text:p>
      <text:p text:style-name="Standard">Deswegen nehme ich an,dass es eigentlich heißen dass der kürzere Wort von den beiden Wörtern</text:p>
      <text:p text:style-name="Standard">mindestens 50 % oder weniger Buchstaben beinhaltet von den längeren Wort.</text:p>
      <text:p text:style-name="Standard">Ebenfalls muss das längere Wort mindestens 50 % oder weniger gleiche Buchstaben haben wie das kürzere Wort.</text:p>
      <text:p text:style-name="Standard"/>
      <text:p text:style-name="Standard">Jetzt zu der wirklichen Umsetzung.</text:p>
      <text:p text:style-name="Standard">Zuerst muss man das längere Wort von den beiden herausgefunden werden:</text:p>
      <text:p text:style-name="P22"><text:span text:style-name="T1">if </text:span><text:span text:style-name="T3">len</text:span>(wort1) &gt; <text:span text:style-name="T3">len</text:span>(wort2):</text:p>
      <text:p text:style-name="P20"><text:s text:c="4"/><text:span text:style-name="T9">shortestWord = wort2</text:span></text:p>
      <text:p text:style-name="P20"><text:s text:c="4"/><text:span text:style-name="T9">longestWord = wort1</text:span></text:p>
      <text:p text:style-name="P22"><text:span text:style-name="T1">else</text:span>:</text:p>
      <text:p text:style-name="P20"><text:s text:c="4"/><text:span text:style-name="T9">shortestWord = wort1</text:span></text:p>
      <text:p text:style-name="P24"><text:s text:c="4"/><text:span text:style-name="T9">longestWord = wort2</text:span></text:p>
      <text:p text:style-name="P11">Dann gibt es einen <text:s/>Zähler,der zählt wie viele Buchstaben von den kürzeren Wort und den längeren</text:p>
      <text:p text:style-name="P11">Wort gleich ist.</text:p>
      <text:p text:style-name="P11">Aber aus irgendeinen Grund(den ich nicht mehr weiß) habe ich statt von 0 bis ende des kürzesten </text:p>
      <text:p text:style-name="P11">Wort von hinten des kürzesten Wortes angefangen:</text:p>
      <text:p text:style-name="P17"><text:span text:style-name="T1">for </text:span>i <text:span text:style-name="T1">in </text:span><text:span text:style-name="T3">range</text:span>(-<text:span text:style-name="T7">1</text:span><text:span text:style-name="T1">,</text:span>-<text:span text:style-name="T7">1 </text:span>* <text:span text:style-name="T3">len</text:span>(shortestWord)<text:span text:style-name="T1">,</text:span>-<text:span text:style-name="T7">1</text:span>):</text:p>
      <text:p text:style-name="P20"><text:s text:c="4"/><text:span text:style-name="T2">if </text:span><text:span text:style-name="T9">shortestWord[i] == longestWord[i]:</text:span></text:p>
      <text:p text:style-name="P24"><text:s text:c="8"/><text:span text:style-name="T9">counter += </text:span><text:span text:style-name="T8">1<text:tab/> </text:span></text:p>
      <text:p text:style-name="P15"/>
      <text:p text:style-name="P15"/>
      <text:p text:style-name="P11">Dann teilt das Programm die Länge des kürzesten Wortes durch zwei <text:s/>und kontrolliert,ob der</text:p>
      <text:p text:style-name="P11">Wert von den Zähler kleiner ist als die halbe Länge von des kürzesten Wortes.</text:p>
      <text:p text:style-name="P17"><text:span text:style-name="T1">if </text:span>counter &lt; <text:span text:style-name="T3">len</text:span>(shortestWord) / <text:span text:style-name="T7">2</text:span>:</text:p>
      <text:p text:style-name="P20"><text:s text:c="4"/><text:span text:style-name="T9">ifReim = </text:span><text:span text:style-name="T2">False</text:span></text:p>
      <text:p text:style-name="P24"><text:span text:style-name="T1"><text:s text:c="4"/></text:span><text:span text:style-name="T2">return </text:span><text:span text:style-name="T9">ifReim</text:span></text:p>
      <text:p text:style-name="Standard"><text:soft-page-break/>-----------------------------------------Regel3------------------------</text:p>
      <text:p text:style-name="Standard">In Python gibt kann man .find() einen Wort finden.</text:p>
      <text:p text:style-name="Standard">Allerdings gibt Python nicht das Wort zurück sondern den Index von den ersten Zeichen.</text:p>
      <text:p text:style-name="Standard">Falls .find() nichts findet gibt es den Wert -1 zurück.</text:p>
      <text:p text:style-name="Standard"/>
      <text:p text:style-name="Standard"/>
      <text:p text:style-name="Standard">Dann wird das kürzere Wort im längeren Wort gesucht.</text:p>
      <text:p text:style-name="Standard">Der Index wird dann mit einer Variable gespeichert.</text:p>
      <text:p text:style-name="P26">ifwortinwort = longestWord.find(shortestWord)</text:p>
      <text:p text:style-name="Standard">In Python gibt auch die len() Funktion,die gibt die Länge eines Datenstrukturs oder Strings oder Intergers aus.</text:p>
      <text:p text:style-name="Standard"/>
      <text:p text:style-name="Standard">Wenn man dann die Länge des längsten Wortes minus die Länge des kürzesten Wortes der Index</text:p>
      <text:p text:style-name="Standard">von .find() ist,dann heißt es,dass das längere Wort mit den kürzeren Wort endet.</text:p>
      <text:p text:style-name="Standard">Beispiel:</text:p>
      <text:p text:style-name="Standard">verkaufen-len(9)</text:p>
      <text:p text:style-name="Standard">kaufen – len(6)</text:p>
      <text:p text:style-name="Standard"/>
      <text:p text:style-name="Standard">Dann benutzt man die .find() Funktion und dann kommt 3 raus.</text:p>
      <text:p text:style-name="Standard">Wenn man dann die Länge von kaufen von verkaufen subtrahiert ergibt sich der Index von .find().</text:p>
      <text:p text:style-name="Standard">Der Code für diesen Schritt:</text:p>
      <text:p text:style-name="P22"><text:span text:style-name="T1">if </text:span><text:span text:style-name="T3">len</text:span>(longestWord) - <text:span text:style-name="T3">len</text:span>(shortestWord) == ifwortinwort:</text:p>
      <text:p text:style-name="P20"><text:s text:c="4"/><text:span text:style-name="T9">ifReim = </text:span><text:span text:style-name="T2">False</text:span></text:p>
      <text:p text:style-name="P24"><text:span text:style-name="T1"><text:s text:c="4"/></text:span><text:span text:style-name="T2">return </text:span><text:span text:style-name="T9">ifReim</text:span></text:p>
      <text:p text:style-name="Standard">Falls dann alle diese Regeln erfüllt sind,ist der Wort ein Reim:</text:p>
      <text:p text:style-name="P22"><text:span text:style-name="T1">if </text:span>ifReim == <text:span text:style-name="T1">True</text:span>:</text:p>
      <text:p text:style-name="P24"><text:s text:c="4"/><text:span text:style-name="T2">return </text:span><text:span text:style-name="T9">ifReim</text:span></text:p>
      <text:p text:style-name="Standard"/>
      <text:p text:style-name="Standard"/>
      <text:p text:style-name="Standard"/>
      <text:p text:style-name="Standard"/>
      <text:p text:style-name="P16"/>
      <text:p text:style-name="P16"/>
      <text:p text:style-name="Standard"><text:s/></text:p>
      <text:p text:style-name="Standard"/>
      <text:p text:style-name="P26"/>
      <text:p text:style-name="P26"/>
      <text:p text:style-name="P11"/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/></text:p>
      <text:p text:style-name="Standard"/>
      <text:p text:style-name="Standard"/>
      <text:h text:style-name="P28" text:outline-level="1">Beispiel</text:h>
      <text:p text:style-name="Standard"/>
      <text:h text:style-name="P28" text:outline-level="1">Quellcode</text:h>
      <text:p text:style-name="Text_20_body"/>
      <text:p text:style-name="Text_20_body"/>
      <text:p text:style-name="Standard"/>
      <text:p text:style-name="Standard"/>
      <text:h text:style-name="P28" text:outline-level="1"/>
      <text:h text:style-name="P28" text:outline-level="1"/>
      <text:p text:style-name="Text_20_body"/>
      <text:p text:style-name="Text_20_body">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1" svg:font-family="'JetBrains Mono', monospace"/>
    <style:font-face style:name="JetBrains Mono" svg:font-family="'JetBrains Mono'" style:font-family-generic="modern"/>
    <style:font-face style:name="Lucida Sans3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2" svg:font-family="'JetBrains Mono'" style:font-family-generic="modern" style:font-pitch="variable"/>
    <style:font-face style:name="Lucida Sans2" svg:font-family="'Lucida Sans'" style:font-family-generic="modern" style:font-pitch="variable"/>
    <style:font-face style:name="SimSun1" svg:font-family="SimSun" style:font-family-generic="modern" style:font-pitch="variable"/>
    <style:font-face style:name="Times New Roman1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WW-Titel1234567891011121314151617181920212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Gorgi</meta:initial-creator>
    <meta:creation-date>2022-11-01T12:35:54.68</meta:creation-date>
    <dc:date>2022-11-13T13:04:09.57</dc:date>
    <dc:creator>George Gorgi</dc:creator>
    <meta:editing-duration>PT5H21M8S</meta:editing-duration>
    <meta:editing-cycles>26</meta:editing-cycles>
    <meta:generator>OpenOffice/4.1.11$Win32 OpenOffice.org_project/4111m1$Build-9808</meta:generator>
    <meta:document-statistic meta:table-count="0" meta:image-count="0" meta:object-count="0" meta:page-count="11" meta:paragraph-count="162" meta:word-count="1232" meta:character-count="8551"/>
  </office:meta>
</office:document-meta>
</file>